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Default"/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11">
            <text:p>11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121">
            <text:p>12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  <table:table-row table:style-name="ro1">
          <table:table-cell table:number-columns-repeated="5"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2">2015/08/02</text:date>, <text:time>01:18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7M47S</meta:editing-duration>
    <meta:editing-cycles>4</meta:editing-cycles>
    <meta:generator>OpenOffice/4.1.1$Win32 OpenOffice.org_project/411m6$Build-9775</meta:generator>
    <dc:date>2015-08-02T01:18:35.11</dc:date>
    <dc:creator>kameda tomoaki</dc:creator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